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2cm" fo:min-width="0.12cm"/>
    </style:style>
    <style:style style:name="gr7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981cm" svg:y1="2.564cm" svg:x2="8.104cm" svg:y2="2.564cm">
          <text:p/>
        </draw:line>
        <draw:line draw:style-name="gr2" draw:text-style-name="P1" draw:layer="layout" svg:x1="2.829cm" svg:y1="2.712cm" svg:x2="2.829cm" svg:y2="1.956cm">
          <text:p/>
        </draw:line>
        <draw:line draw:style-name="gr1" draw:text-style-name="P1" draw:layer="layout" svg:x1="1.825cm" svg:y1="2.183cm" svg:x2="3.881cm" svg:y2="2.183cm">
          <text:p/>
        </draw:line>
        <draw:line draw:style-name="gr1" draw:text-style-name="P1" draw:layer="layout" svg:x1="3.881cm" svg:y1="2.178cm" svg:x2="3.881cm" svg:y2="2.905cm">
          <text:p/>
        </draw:line>
        <draw:line draw:style-name="gr1" draw:text-style-name="P1" draw:layer="layout" svg:x1="5.899cm" svg:y1="2.183cm" svg:x2="5.899cm" svg:y2="2.914cm">
          <text:p/>
        </draw:line>
        <draw:line draw:style-name="gr1" draw:text-style-name="P1" draw:layer="layout" svg:x1="5.899cm" svg:y1="2.183cm" svg:x2="7.931cm" svg:y2="2.183cm">
          <text:p/>
        </draw:line>
        <draw:line draw:style-name="gr1" draw:text-style-name="P1" draw:layer="layout" svg:x1="7.931cm" svg:y1="2.183cm" svg:x2="7.931cm" svg:y2="2.914cm">
          <text:p/>
        </draw:line>
        <draw:line draw:style-name="gr1" draw:text-style-name="P1" draw:layer="layout" svg:x1="1.825cm" svg:y1="2.183cm" svg:x2="1.825cm" svg:y2="2.908cm">
          <text:p/>
        </draw:line>
        <draw:line draw:style-name="gr1" draw:text-style-name="P1" draw:layer="layout" svg:x1="4.889cm" svg:y1="2.563cm" svg:x2="4.89cm" svg:y2="2.707cm">
          <text:p/>
        </draw:line>
        <draw:frame draw:style-name="gr3" draw:layer="layout" svg:width="0.852cm" svg:height="0.257cm" svg:x="4.466cm" svg:y="2.6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" draw:text-style-name="P1" draw:layer="layout" svg:x1="6.904cm" svg:y1="2.564cm" svg:x2="6.905cm" svg:y2="2.708cm">
          <text:p/>
        </draw:line>
        <draw:frame draw:style-name="gr3" draw:layer="layout" svg:width="0.856cm" svg:height="0.257cm" svg:x="6.573cm" svg:y="2.66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4" draw:text-style-name="P1" draw:layer="layout" svg:x1="1.825cm" svg:y1="2.183cm" svg:x2="1.002cm" svg:y2="2.183cm">
          <text:p/>
        </draw:line>
        <draw:line draw:style-name="gr1" draw:text-style-name="P1" draw:layer="layout" svg:x1="3.881cm" svg:y1="2.907cm" svg:x2="5.899cm" svg:y2="2.907cm">
          <text:p/>
        </draw:line>
        <draw:line draw:style-name="gr1" draw:text-style-name="P1" draw:layer="layout" svg:x1="1.002cm" svg:y1="2.91cm" svg:x2="1.825cm" svg:y2="2.91cm">
          <text:p/>
        </draw:line>
        <draw:line draw:style-name="gr1" draw:text-style-name="P1" draw:layer="layout" svg:x1="7.931cm" svg:y1="2.91cm" svg:x2="8.105cm" svg:y2="2.91cm">
          <text:p/>
        </draw:line>
        <draw:line draw:style-name="gr1" draw:text-style-name="P1" draw:layer="layout" svg:x1="3.383cm" svg:y1="2.56cm" svg:x2="3.384cm" svg:y2="2.704cm">
          <text:p/>
        </draw:line>
        <draw:line draw:style-name="gr1" draw:text-style-name="P1" draw:layer="layout" svg:x1="4.395cm" svg:y1="2.563cm" svg:x2="4.395cm" svg:y2="2.707cm">
          <text:p/>
        </draw:line>
        <draw:line draw:style-name="gr1" draw:text-style-name="P1" draw:layer="layout" svg:x1="2.316cm" svg:y1="2.568cm" svg:x2="2.317cm" svg:y2="2.712cm">
          <text:p/>
        </draw:line>
        <draw:line draw:style-name="gr1" draw:text-style-name="P1" draw:layer="layout" svg:x1="5.391cm" svg:y1="2.563cm" svg:x2="5.392cm" svg:y2="2.707cm">
          <text:p/>
        </draw:line>
        <draw:line draw:style-name="gr1" draw:text-style-name="P1" draw:layer="layout" svg:x1="1.013cm" svg:y1="1.115cm" svg:x2="8.135cm" svg:y2="1.115cm">
          <text:p/>
        </draw:line>
        <draw:line draw:style-name="gr2" draw:text-style-name="P1" draw:layer="layout" svg:x1="2.315cm" svg:y1="1.252cm" svg:x2="2.315cm" svg:y2="0.52cm">
          <text:p/>
        </draw:line>
        <draw:line draw:style-name="gr1" draw:text-style-name="P1" draw:layer="layout" svg:x1="1.341cm" svg:y1="0.746cm" svg:x2="3.383cm" svg:y2="0.746cm">
          <text:p/>
        </draw:line>
        <draw:line draw:style-name="gr1" draw:text-style-name="P1" draw:layer="layout" svg:x1="5.413cm" svg:y1="0.746cm" svg:x2="5.412cm" svg:y2="1.491cm">
          <text:p/>
        </draw:line>
        <draw:line draw:style-name="gr1" draw:text-style-name="P1" draw:layer="layout" svg:x1="5.415cm" svg:y1="0.746cm" svg:x2="7.447cm" svg:y2="0.746cm">
          <text:p/>
        </draw:line>
        <draw:line draw:style-name="gr1" draw:text-style-name="P1" draw:layer="layout" svg:x1="7.447cm" svg:y1="0.746cm" svg:x2="7.447cm" svg:y2="1.477cm">
          <text:p/>
        </draw:line>
        <draw:line draw:style-name="gr1" draw:text-style-name="P1" draw:layer="layout" svg:x1="1.341cm" svg:y1="0.746cm" svg:x2="1.341cm" svg:y2="1.471cm">
          <text:p/>
        </draw:line>
        <draw:line draw:style-name="gr1" draw:text-style-name="P1" draw:layer="layout" svg:x1="6.424cm" svg:y1="1.118cm" svg:x2="6.425cm" svg:y2="1.262cm">
          <text:p/>
        </draw:line>
        <draw:line draw:style-name="gr4" draw:text-style-name="P1" draw:layer="layout" svg:x1="1.341cm" svg:y1="0.746cm" svg:x2="1.013cm" svg:y2="0.739cm">
          <text:p/>
        </draw:line>
        <draw:line draw:style-name="gr1" draw:text-style-name="P1" draw:layer="layout" svg:x1="3.38cm" svg:y1="1.491cm" svg:x2="5.412cm" svg:y2="1.491cm">
          <text:p/>
        </draw:line>
        <draw:line draw:style-name="gr1" draw:text-style-name="P1" draw:layer="layout" svg:x1="0.992cm" svg:y1="1.471cm" svg:x2="1.341cm" svg:y2="1.471cm">
          <text:p/>
        </draw:line>
        <draw:line draw:style-name="gr1" draw:text-style-name="P1" draw:layer="layout" svg:x1="7.446cm" svg:y1="1.472cm" svg:x2="8.115cm" svg:y2="1.472cm">
          <text:p/>
        </draw:line>
        <draw:line draw:style-name="gr1" draw:text-style-name="P1" draw:layer="layout" svg:x1="2.824cm" svg:y1="1.117cm" svg:x2="2.825cm" svg:y2="1.261cm">
          <text:p/>
        </draw:line>
        <draw:line draw:style-name="gr1" draw:text-style-name="P1" draw:layer="layout" svg:x1="3.881cm" svg:y1="1.115cm" svg:x2="3.881cm" svg:y2="1.259cm">
          <text:p/>
        </draw:line>
        <draw:line draw:style-name="gr1" draw:text-style-name="P1" draw:layer="layout" svg:x1="1.827cm" svg:y1="1.105cm" svg:x2="1.828cm" svg:y2="1.249cm">
          <text:p/>
        </draw:line>
        <draw:frame draw:style-name="gr3" draw:layer="layout" svg:width="0.956cm" svg:height="0.442cm" svg:x="1.775cm" svg:y="1.197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layer="layout" svg:width="0.7cm" svg:height="0.659cm" svg:x="0.122cm" svg:y="0.3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7cm" svg:height="0.659cm" svg:x="0.118cm" svg:y="1.83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923cm" svg:height="0.659cm" svg:x="-0.111cm" svg:y="1.10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" draw:text-style-name="P1" draw:layer="layout" svg:x1="1.002cm" svg:y1="4.088cm" svg:x2="8.104cm" svg:y2="4.088cm">
          <text:p/>
        </draw:line>
        <draw:line draw:style-name="gr2" draw:text-style-name="P1" draw:layer="layout" svg:x1="3.383cm" svg:y1="4.227cm" svg:x2="3.383cm" svg:y2="3.454cm">
          <text:p/>
        </draw:line>
        <draw:line draw:style-name="gr1" draw:text-style-name="P1" draw:layer="layout" svg:x1="2.332cm" svg:y1="3.712cm" svg:x2="4.374cm" svg:y2="3.712cm">
          <text:p/>
        </draw:line>
        <draw:line draw:style-name="gr1" draw:text-style-name="P1" draw:layer="layout" svg:x1="4.374cm" svg:y1="3.712cm" svg:x2="4.375cm" svg:y2="4.444cm">
          <text:p/>
        </draw:line>
        <draw:line draw:style-name="gr1" draw:text-style-name="P1" draw:layer="layout" svg:x1="6.406cm" svg:y1="3.712cm" svg:x2="6.406cm" svg:y2="4.443cm">
          <text:p/>
        </draw:line>
        <draw:line draw:style-name="gr1" draw:text-style-name="P1" draw:layer="layout" svg:x1="6.406cm" svg:y1="3.712cm" svg:x2="8.093cm" svg:y2="3.712cm">
          <text:p/>
        </draw:line>
        <draw:line draw:style-name="gr1" draw:text-style-name="P1" draw:layer="layout" svg:x1="2.316cm" svg:y1="3.708cm" svg:x2="2.316cm" svg:y2="4.433cm">
          <text:p/>
        </draw:line>
        <draw:line draw:style-name="gr1" draw:text-style-name="P1" draw:layer="layout" svg:x1="5.39cm" svg:y1="4.088cm" svg:x2="5.391cm" svg:y2="4.232cm">
          <text:p/>
        </draw:line>
        <draw:frame draw:style-name="gr3" draw:layer="layout" svg:width="0.852cm" svg:height="0.257cm" svg:x="4.973cm" svg:y="4.18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" draw:text-style-name="P1" draw:layer="layout" svg:x1="7.412cm" svg:y1="4.088cm" svg:x2="7.413cm" svg:y2="4.232cm">
          <text:p/>
        </draw:line>
        <draw:frame draw:style-name="gr3" draw:layer="layout" svg:width="0.856cm" svg:height="0.257cm" svg:x="7.08cm" svg:y="4.19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4" draw:text-style-name="P1" draw:layer="layout" svg:x1="2.332cm" svg:y1="3.712cm" svg:x2="1.002cm" svg:y2="3.712cm">
          <text:p/>
        </draw:line>
        <draw:line draw:style-name="gr1" draw:text-style-name="P1" draw:layer="layout" svg:x1="4.375cm" svg:y1="4.444cm" svg:x2="6.406cm" svg:y2="4.444cm">
          <text:p/>
        </draw:line>
        <draw:line draw:style-name="gr1" draw:text-style-name="P1" draw:layer="layout" svg:x1="1.012cm" svg:y1="4.437cm" svg:x2="2.316cm" svg:y2="4.437cm">
          <text:p/>
        </draw:line>
        <draw:line draw:style-name="gr1" draw:text-style-name="P1" draw:layer="layout" svg:x1="3.88cm" svg:y1="4.084cm" svg:x2="3.881cm" svg:y2="4.228cm">
          <text:p/>
        </draw:line>
        <draw:line draw:style-name="gr1" draw:text-style-name="P1" draw:layer="layout" svg:x1="4.903cm" svg:y1="4.088cm" svg:x2="4.903cm" svg:y2="4.232cm">
          <text:p/>
        </draw:line>
        <draw:line draw:style-name="gr1" draw:text-style-name="P1" draw:layer="layout" svg:x1="2.844cm" svg:y1="4.084cm" svg:x2="2.845cm" svg:y2="4.228cm">
          <text:p/>
        </draw:line>
        <draw:line draw:style-name="gr1" draw:text-style-name="P1" draw:layer="layout" svg:x1="5.899cm" svg:y1="4.088cm" svg:x2="5.9cm" svg:y2="4.232cm">
          <text:p/>
        </draw:line>
        <draw:frame draw:style-name="gr3" draw:layer="layout" svg:width="0.7cm" svg:height="0.659cm" svg:x="0.129cm" svg:y="3.34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0.923cm" svg:height="0.659cm" svg:x="-0.101cm" svg:y="2.5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" draw:text-style-name="P1" draw:layer="layout" svg:x1="3.38cm" svg:y1="0.739cm" svg:x2="3.38cm" svg:y2="1.492cm">
          <text:p/>
        </draw:line>
        <draw:line draw:style-name="gr1" draw:text-style-name="P1" draw:layer="layout" svg:x1="4.416cm" svg:y1="1.115cm" svg:x2="4.416cm" svg:y2="1.259cm">
          <text:p/>
        </draw:line>
        <draw:line draw:style-name="gr1" draw:text-style-name="P1" draw:layer="layout" svg:x1="4.934cm" svg:y1="1.115cm" svg:x2="4.934cm" svg:y2="1.259cm">
          <text:p/>
        </draw:line>
        <draw:frame draw:style-name="gr3" draw:layer="layout" svg:width="0.702cm" svg:height="0.529cm" svg:x="2.143cm" svg:y="0.10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0.702cm" svg:height="0.529cm" svg:x="2.621cm" svg:y="1.543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0.817cm" svg:height="0.529cm" svg:x="3.098cm" svg:y="2.98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5cm" svg:height="0.442cm" svg:x="2.637cm" svg:y="2.68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0.678cm" svg:height="0.442cm" svg:x="3.044cm" svg:y="4.1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434cm" svg:height="0.469cm" svg:x="8.084cm" svg:y="0.8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0.434cm" svg:height="0.469cm" svg:x="8.086cm" svg:y="2.3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0.434cm" svg:height="0.469cm" svg:x="8.086cm" svg:y="3.82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0.5cm" svg:height="0.442cm" svg:x="2.689cm" svg:y="1.20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5cm" svg:height="0.442cm" svg:x="2.597cm" svg:y="4.1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layer="layout" svg:width="0.923cm" svg:height="0.659cm" svg:x="-0.111cm" svg:y="4.09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1" draw:text-style-name="P1" draw:layer="layout" svg:x1="1.046cm" svg:y1="6.127cm" svg:x2="8.209cm" svg:y2="6.127cm">
          <text:p/>
        </draw:line>
        <draw:line draw:style-name="gr4" draw:text-style-name="P1" draw:layer="layout" svg:x1="1.341cm" svg:y1="0.304cm" svg:x2="1.351cm" svg:y2="7.325cm">
          <text:p/>
        </draw:line>
        <draw:line draw:style-name="gr4" draw:text-style-name="P1" draw:layer="layout" svg:x1="1.818cm" svg:y1="0.335cm" svg:x2="1.818cm" svg:y2="7.315cm">
          <text:p/>
        </draw:line>
        <draw:line draw:style-name="gr4" draw:text-style-name="P1" draw:layer="layout" svg:x1="2.316cm" svg:y1="0.457cm" svg:x2="2.306cm" svg:y2="7.315cm">
          <text:p/>
        </draw:line>
        <draw:line draw:style-name="gr4" draw:text-style-name="P1" draw:layer="layout" svg:x1="3.383cm" svg:y1="0.284cm" svg:x2="3.383cm" svg:y2="7.315cm">
          <text:p/>
        </draw:line>
        <draw:line draw:style-name="gr4" draw:text-style-name="P1" draw:layer="layout" svg:x1="3.87cm" svg:y1="0.284cm" svg:x2="3.891cm" svg:y2="7.325cm">
          <text:p/>
        </draw:line>
        <draw:frame draw:style-name="gr5" draw:text-style-name="P2" draw:layer="layout" svg:width="0.98cm" svg:height="0.802cm" svg:x="0.589cm" svg:y="6.35cm">
          <draw:text-box>
            <text:p><text:span text:style-name="T1">الف</text:span></text:p>
          </draw:text-box>
        </draw:frame>
        <draw:frame draw:style-name="gr5" draw:text-style-name="P2" draw:layer="layout" svg:width="0.68cm" svg:height="0.802cm" svg:x="1.28cm" svg:y="6.41cm">
          <draw:text-box>
            <text:p><text:span text:style-name="T1">با</text:span></text:p>
          </draw:text-box>
        </draw:frame>
        <draw:frame draw:style-name="gr6" draw:text-style-name="P2" draw:layer="layout" svg:width="0.722cm" svg:height="0.822cm" svg:x="1.706cm" svg:y="6.279cm">
          <draw:text-box>
            <text:p><text:span text:style-name="T1">ج</text:span></text:p>
          </draw:text-box>
        </draw:frame>
        <draw:frame draw:style-name="gr5" draw:text-style-name="P2" draw:layer="layout" svg:width="0.637cm" svg:height="0.802cm" svg:x="2.573cm" svg:y="6.339cm">
          <draw:text-box>
            <text:p><text:span text:style-name="T1">د</text:span></text:p>
          </draw:text-box>
        </draw:frame>
        <draw:frame draw:style-name="gr5" draw:text-style-name="P2" draw:layer="layout" svg:width="0.637cm" svg:height="0.802cm" svg:x="3.355cm" svg:y="6.37cm">
          <draw:text-box>
            <text:p><text:span text:style-name="T1">ذ</text:span></text:p>
          </draw:text-box>
        </draw:frame>
        <draw:line draw:style-name="gr1" draw:text-style-name="P1" draw:layer="layout" svg:x1="1.037cm" svg:y1="7.214cm" svg:x2="1.351cm" svg:y2="7.214cm">
          <text:p/>
        </draw:line>
        <draw:line draw:style-name="gr1" draw:text-style-name="P1" draw:layer="layout" svg:x1="1.351cm" svg:y1="6.473cm" svg:x2="1.351cm" svg:y2="7.204cm">
          <text:p/>
        </draw:line>
        <draw:line draw:style-name="gr1" draw:text-style-name="P1" draw:layer="layout" svg:x1="1.351cm" svg:y1="6.472cm" svg:x2="1.817cm" svg:y2="6.472cm">
          <text:p/>
        </draw:line>
        <draw:line draw:style-name="gr1" draw:text-style-name="P1" draw:layer="layout" svg:x1="1.818cm" svg:y1="5.741cm" svg:x2="1.818cm" svg:y2="6.472cm">
          <text:p/>
        </draw:line>
        <draw:line draw:style-name="gr1" draw:text-style-name="P1" draw:layer="layout" svg:x1="1.818cm" svg:y1="5.741cm" svg:x2="2.306cm" svg:y2="5.741cm">
          <text:p/>
        </draw:line>
        <draw:line draw:style-name="gr1" draw:text-style-name="P1" draw:layer="layout" svg:x1="2.306cm" svg:y1="5.019cm" svg:x2="2.306cm" svg:y2="5.75cm">
          <text:p/>
        </draw:line>
        <draw:line draw:style-name="gr1" draw:text-style-name="P1" draw:layer="layout" svg:x1="2.306cm" svg:y1="5.019cm" svg:x2="3.373cm" svg:y2="5.019cm">
          <text:p/>
        </draw:line>
        <draw:line draw:style-name="gr1" draw:text-style-name="P1" draw:layer="layout" svg:x1="3.383cm" svg:y1="5.019cm" svg:x2="3.383cm" svg:y2="5.75cm">
          <text:p/>
        </draw:line>
        <draw:line draw:style-name="gr1" draw:text-style-name="P1" draw:layer="layout" svg:x1="3.383cm" svg:y1="5.751cm" svg:x2="3.891cm" svg:y2="5.751cm">
          <text:p/>
        </draw:line>
        <draw:line draw:style-name="gr1" draw:text-style-name="P1" draw:layer="layout" svg:x1="3.891cm" svg:y1="5.751cm" svg:x2="3.891cm" svg:y2="6.482cm">
          <text:p/>
        </draw:line>
        <draw:line draw:style-name="gr1" draw:text-style-name="P1" draw:layer="layout" svg:x1="3.892cm" svg:y1="6.482cm" svg:x2="4.389cm" svg:y2="6.482cm">
          <text:p/>
        </draw:line>
        <draw:line draw:style-name="gr1" draw:text-style-name="P1" draw:layer="layout" svg:x1="4.389cm" svg:y1="6.482cm" svg:x2="4.389cm" svg:y2="7.213cm">
          <text:p/>
        </draw:line>
        <draw:line draw:style-name="gr1" draw:text-style-name="P1" draw:layer="layout" svg:x1="4.388cm" svg:y1="7.214cm" svg:x2="5.435cm" svg:y2="7.214cm">
          <text:p/>
        </draw:line>
        <draw:line draw:style-name="gr1" draw:text-style-name="P1" draw:layer="layout" svg:x1="5.435cm" svg:y1="6.482cm" svg:x2="5.435cm" svg:y2="7.213cm">
          <text:p/>
        </draw:line>
        <draw:line draw:style-name="gr1" draw:text-style-name="P1" draw:layer="layout" svg:x1="5.436cm" svg:y1="6.482cm" svg:x2="5.902cm" svg:y2="6.482cm">
          <text:p/>
        </draw:line>
        <draw:line draw:style-name="gr1" draw:text-style-name="P1" draw:layer="layout" svg:x1="5.902cm" svg:y1="5.751cm" svg:x2="5.902cm" svg:y2="6.482cm">
          <text:p/>
        </draw:line>
        <draw:line draw:style-name="gr1" draw:text-style-name="P1" draw:id="id1" draw:layer="layout" svg:x1="5.904cm" svg:y1="5.751cm" svg:x2="6.37cm" svg:y2="5.751cm">
          <text:p/>
        </draw:line>
        <draw:line draw:style-name="gr1" draw:text-style-name="P1" draw:layer="layout" svg:x1="6.37cm" svg:y1="5.02cm" svg:x2="6.37cm" svg:y2="5.751cm">
          <text:p/>
        </draw:line>
        <draw:line draw:style-name="gr1" draw:text-style-name="P1" draw:layer="layout" svg:x1="6.37cm" svg:y1="5.019cm" svg:x2="7.487cm" svg:y2="5.019cm">
          <text:p/>
        </draw:line>
        <draw:line draw:style-name="gr1" draw:text-style-name="P1" draw:layer="layout" svg:x1="7.487cm" svg:y1="5.02cm" svg:x2="7.487cm" svg:y2="5.751cm">
          <text:p/>
        </draw:line>
        <draw:line draw:style-name="gr1" draw:text-style-name="P1" draw:layer="layout" svg:x1="7.489cm" svg:y1="5.751cm" svg:x2="7.995cm" svg:y2="5.751cm">
          <text:p/>
        </draw:line>
        <draw:line draw:style-name="gr1" draw:text-style-name="P1" draw:layer="layout" svg:x1="7.995cm" svg:y1="5.751cm" svg:x2="7.995cm" svg:y2="6.482cm">
          <text:p/>
        </draw:line>
        <draw:line draw:style-name="gr1" draw:text-style-name="P1" draw:layer="layout" svg:x1="8.006cm" svg:y1="6.483cm" svg:x2="8.199cm" svg:y2="6.482cm">
          <text:p/>
        </draw:line>
        <draw:frame draw:style-name="gr3" draw:layer="layout" svg:width="0.434cm" svg:height="0.469cm" svg:x="8.151cm" svg:y="5.92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layer="layout" svg:width="0.741cm" svg:height="0.496cm" svg:x="-0.091cm" svg:y="6.9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0.574cm" svg:height="0.496cm" svg:x="0.162cm" svg:y="4.836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0.741cm" svg:height="0.496cm" svg:x="-0.04cm" svg:y="6.229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layer="layout" svg:width="0.574cm" svg:height="0.496cm" svg:x="0.147cm" svg:y="5.547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0.574cm" svg:height="0.496cm" svg:x="5.577cm" svg:y="5.152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onnector draw:style-name="gr7" draw:text-style-name="P1" draw:layer="layout" draw:type="line" svg:x1="6.137cm" svg:y1="5.751cm" svg:x2="6.134cm" svg:y2="5.005cm" draw:start-shape="id1" draw:start-glue-point="0" svg:d="m6137 5751-3-746">
          <text:p/>
        </draw:connector>
        <draw:line draw:style-name="gr1" draw:text-style-name="P1" draw:layer="layout" svg:x1="5.943cm" svg:y1="5.029cm" svg:x2="6.299cm" svg:y2="5.0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1-07-22T14:23:43</dc:date>
    <dc:creator>khalid khan</dc:creator>
    <meta:editing-duration>PT01H17M06S</meta:editing-duration>
    <meta:editing-cycles>1</meta:editing-cycles>
    <meta:document-statistic meta:object-count="115"/>
    <meta:generator>OpenOffice.org/3.1$Linux OpenOffice.org_project/310m19$Build-9420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p>
      <math:mn>45</math:mn>
      <math:mn>0</math:mn>
    </math:msup>
    <math:annotation math:encoding="StarMath 5.0">45^0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a</math:mi>
      <math:mn>135</math:mn>
    </math:msub>
    <math:annotation math:encoding="StarMath 5.0">a_{135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p>
      <math:mn>360</math:mn>
      <math:mn>0</math:mn>
    </math:msup>
    <math:annotation math:encoding="StarMath 5.0">360^0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p>
      <math:mn>0</math:mn>
      <math:mn>0</math:mn>
    </math:msup>
    <math:annotation math:encoding="StarMath 5.0">0^0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p>
        <math:mn>45</math:mn>
        <math:mn>0</math:mn>
      </math:msup>
    </math:mrow>
    <math:annotation math:encoding="StarMath 5.0">-45^0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row>
        <math:mi>N</math:mi>
        <math:mi>I</math:mi>
      </math:mrow>
      <math:mn>6</math:mn>
    </math:mfrac>
    <math:annotation math:encoding="StarMath 5.0">{N I} over 6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frac>
        <math:mrow>
          <math:mi>N</math:mi>
          <math:mi>I</math:mi>
        </math:mrow>
        <math:mn>6</math:mn>
      </math:mfrac>
    </math:mrow>
    <math:annotation math:encoding="StarMath 5.0">-{{N I} over 6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>a</math:mi>
      <math:mn>45</math:mn>
    </math:msub>
    <math:annotation math:encoding="StarMath 5.0">a_{45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i>a</math:mi>
      <math:mn>90</math:mn>
    </math:msub>
    <math:annotation math:encoding="StarMath 5.0">a_{90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p>
      <math:mn>0</math:mn>
      <math:mn>0</math:mn>
    </math:msup>
    <math:annotation math:encoding="StarMath 5.0">0^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p>
      <math:mn>180</math:mn>
      <math:mn>0</math:mn>
    </math:msup>
    <math:annotation math:encoding="StarMath 5.0">180^0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frac>
        <math:mrow>
          <math:mi>N</math:mi>
          <math:mi>I</math:mi>
        </math:mrow>
        <math:mn>6</math:mn>
      </math:mfrac>
    </math:mrow>
    <math:annotation math:encoding="StarMath 5.0">-{{N I} over 6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frac>
        <math:mrow>
          <math:mi>N</math:mi>
          <math:mi>I</math:mi>
        </math:mrow>
        <math:mn>2</math:mn>
      </math:mfrac>
    </math:mrow>
    <math:annotation math:encoding="StarMath 5.0">-{{N I} over 2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rac>
      <math:mrow>
        <math:mi>N</math:mi>
        <math:mi>I</math:mi>
      </math:mrow>
      <math:mn>2</math:mn>
    </math:mfrac>
    <math:annotation math:encoding="StarMath 5.0">{{N I} over 2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frac>
        <math:mrow>
          <math:mi>N</math:mi>
          <math:mi>I</math:mi>
        </math:mrow>
        <math:mn>6</math:mn>
      </math:mfrac>
    </math:mrow>
    <math:annotation math:encoding="StarMath 5.0">-{{N I} over 6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frac>
      <math:mrow>
        <math:mi>N</math:mi>
        <math:mi>I</math:mi>
      </math:mrow>
      <math:mn>6</math:mn>
    </math:mfrac>
    <math:annotation math:encoding="StarMath 5.0">{{N I} over 6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frac>
      <math:mrow>
        <math:mi>N</math:mi>
        <math:mi>I</math:mi>
      </math:mrow>
      <math:mn>3</math:mn>
    </math:mfrac>
    <math:annotation math:encoding="StarMath 5.0">{{N I} over 3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p>
      <math:mn>360</math:mn>
      <math:mn>0</math:mn>
    </math:msup>
    <math:annotation math:encoding="StarMath 5.0">360^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row>
        <math:mi>N</math:mi>
        <math:mi>I</math:mi>
      </math:mrow>
      <math:mn>6</math:mn>
    </math:mfrac>
    <math:annotation math:encoding="StarMath 5.0">{N I} over 6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frac>
        <math:mrow>
          <math:mi>N</math:mi>
          <math:mi>I</math:mi>
        </math:mrow>
        <math:mn>6</math:mn>
      </math:mfrac>
    </math:mrow>
    <math:annotation math:encoding="StarMath 5.0">-{{N I} over 6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p>
      <math:mn>0</math:mn>
      <math:mn>0</math:mn>
    </math:msup>
    <math:annotation math:encoding="StarMath 5.0">0^0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row>
        <math:mi>N</math:mi>
        <math:mi>I</math:mi>
      </math:mrow>
      <math:mn>6</math:mn>
    </math:mfrac>
    <math:annotation math:encoding="StarMath 5.0">{N I} over 6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p>
      <math:mn>180</math:mn>
      <math:mn>0</math:mn>
    </math:msup>
    <math:annotation math:encoding="StarMath 5.0">180^0</math:annotation>
  </math:semantics>
</math:math>
</file>